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fc55a" officeooo:paragraph-rsid="001fc55a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fc55a" officeooo:paragraph-rsid="001fc55a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1fdc6e" officeooo:paragraph-rsid="001fdc6e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1fc55a" officeooo:paragraph-rsid="001fc55a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1fdc6e" officeooo:paragraph-rsid="001fdc6e" style:font-size-asian="10.5pt" style:font-weight-asian="normal" style:font-size-complex="12pt" style:font-weight-complex="normal"/>
    </style:style>
    <style:style style:name="P6" style:family="paragraph" style:parent-style-name="Standard">
      <style:text-properties officeooo:paragraph-rsid="001fc55a"/>
    </style:style>
    <style:style style:name="T1" style:family="text">
      <style:text-properties officeooo:rsid="001fc55a"/>
    </style:style>
    <style:style style:name="T2" style:family="text">
      <style:text-properties fo:font-size="12pt" style:text-underline-style="none" fo:font-weight="normal" officeooo:rsid="001fc55a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color="#7a7e85" loext:opacity="100%" style:font-name="JetBrains Mono" fo:font-size="10pt" fo:font-style="normal" style:text-underline-style="none" fo:font-weight="normal" officeooo:rsid="001fc55a" style:font-size-asian="10pt" style:font-style-asian="normal" style:font-weight-asian="normal" style:font-size-complex="12pt" style:font-weight-complex="normal"/>
    </style:style>
    <style:style style:name="T5" style:family="text">
      <style:text-properties officeooo:rsid="001fdc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ificaV0Helper – Manual del mock</text:p>
      <text:p text:style-name="P2"/>
      <text:p text:style-name="P4">En aquest manual explica com a través de l’alta de remeses es poden obtenir diferents resultats mockejats. </text:p>
      <text:p text:style-name="P6"><text:span text:style-name="T2">Per fer-ho cal afegir al princpi del concepte el text: ((E0;C0;EnviamentEstat))</text:span></text:p>
      <text:p text:style-name="P6"><text:span text:style-name="T2"/></text:p>
      <text:p text:style-name="P1"><text:span text:style-name="T3">Parametres</text:span></text:p>
      <text:p text:style-name="P6"><text:span text:style-name="T4"/></text:p>
      <text:p text:style-name="P4">E – Nombre de vegades que donarà error al enviar la remesa a Notific@. On 0 és enviada ok.</text:p>
      <text:p text:style-name="P4">C – Nombre de vegades que la consulta de l’estat de l’enviament donarà error. On 0 és consulta ok.</text:p>
      <text:p text:style-name="P4">EnviamentEstat – Valor de la enum EviamentEstat.java amb els diferents estats. En majúscules. </text:p>
      <text:p text:style-name="P4"><text:tab/><text:tab/> <text:s text:c="5"/><text:span text:style-name="T5">Si no s’envia estat agafarà el que té codificat la classe. </text:span></text:p>
      <text:p text:style-name="P4"/>
      <text:p text:style-name="P3">Exemple:</text:p>
      <text:p text:style-name="P5"/>
      <text:p text:style-name="P5"><text:span text:style-name="T1">((E</text:span>2<text:span text:style-name="T1">;C</text:span>1<text:span text:style-name="T1">;</text:span>FINALITZADA<text:span text:style-name="T1">))</text:span></text:p>
      <text:p text:style-name="P5"/>
      <text:p text:style-name="P5">La remesa fallarà dues vegades al enviar-se a Notific@ </text:p>
      <text:p text:style-name="P5">La consulta de l’estat de l’enviament fallarà una vegada. La remesa quedarà en estat finalitzada un cop la consulta es realitzi correctame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0:27:12.095762044</meta:creation-date>
    <dc:date>2023-11-09T11:13:16.489490812</dc:date>
    <meta:editing-duration>PT34M44S</meta:editing-duration>
    <meta:editing-cycles>1</meta:editing-cycles>
    <meta:document-statistic meta:table-count="0" meta:image-count="0" meta:object-count="0" meta:page-count="1" meta:paragraph-count="12" meta:word-count="125" meta:character-count="804" meta:non-whitespace-character-count="675"/>
    <meta:generator>LibreOffice/7.3.7.2$Linux_X86_64 LibreOffice_project/30$Build-2</meta:generator>
  </office:meta>
</office:document-meta>
</file>